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Standard">
      <style:text-properties officeooo:rsid="003bb43e" officeooo:paragraph-rsid="003bb43e"/>
    </style:style>
    <style:style style:name="P24" style:family="paragraph" style:parent-style-name="Table_20_Contents">
      <style:paragraph-properties fo:text-align="center" style:justify-single-word="false"/>
      <style:text-properties officeooo:rsid="001eec9b" officeooo:paragraph-rsid="0012c308"/>
    </style:style>
    <style:style style:name="P25" style:family="paragraph" style:parent-style-name="Table_20_Contents">
      <style:paragraph-properties fo:text-align="center" style:justify-single-word="false"/>
      <style:text-properties officeooo:rsid="001eec9b" officeooo:paragraph-rsid="00154dbe"/>
    </style:style>
    <style:style style:name="P26" style:family="paragraph" style:parent-style-name="Table_20_Contents">
      <style:text-properties officeooo:rsid="001eec9b" officeooo:paragraph-rsid="0012c308"/>
    </style:style>
    <style:style style:name="P27" style:family="paragraph" style:parent-style-name="Table_20_Contents">
      <style:paragraph-properties fo:text-align="center" style:justify-single-word="false"/>
      <style:text-properties officeooo:paragraph-rsid="0012c308"/>
    </style:style>
    <style:style style:name="P28" style:family="paragraph" style:parent-style-name="Table_20_Contents">
      <style:paragraph-properties fo:text-align="center" style:justify-single-word="false"/>
      <style:text-properties officeooo:paragraph-rsid="00145309"/>
    </style:style>
    <style:style style:name="P29" style:family="paragraph" style:parent-style-name="Table_20_Contents">
      <style:paragraph-properties fo:text-align="center" style:justify-single-word="false"/>
      <style:text-properties officeooo:rsid="00269cd1" officeooo:paragraph-rsid="0012c308"/>
    </style:style>
    <style:style style:name="P30" style:family="paragraph" style:parent-style-name="Table_20_Contents">
      <style:text-properties officeooo:rsid="00269cd1" officeooo:paragraph-rsid="0012c308"/>
    </style:style>
    <style:style style:name="P31" style:family="paragraph" style:parent-style-name="Table_20_Contents">
      <style:paragraph-properties fo:text-align="center" style:justify-single-word="false"/>
      <style:text-properties officeooo:rsid="003e567e" officeooo:paragraph-rsid="0012c308"/>
    </style:style>
    <style:style style:name="P32" style:family="paragraph" style:parent-style-name="Table_20_Contents">
      <style:text-properties officeooo:rsid="003e567e" officeooo:paragraph-rsid="0012c308"/>
    </style:style>
    <style:style style:name="P33"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4" style:family="paragraph" style:parent-style-name="Table_20_Contents">
      <style:paragraph-properties fo:text-align="center" style:justify-single-word="false"/>
      <style:text-properties officeooo:rsid="002a4b95" officeooo:paragraph-rsid="0013a405"/>
    </style:style>
    <style:style style:name="P35" style:family="paragraph" style:parent-style-name="Table_20_Contents">
      <style:text-properties officeooo:rsid="002a4b95" officeooo:paragraph-rsid="0013a405"/>
    </style:style>
    <style:style style:name="P36" style:family="paragraph" style:parent-style-name="Table_20_Contents">
      <style:paragraph-properties fo:text-align="center" style:justify-single-word="false"/>
      <style:text-properties officeooo:rsid="002cb670" officeooo:paragraph-rsid="0013a405"/>
    </style:style>
    <style:style style:name="P37" style:family="paragraph" style:parent-style-name="Table_20_Contents">
      <style:text-properties officeooo:rsid="002cb670" officeooo:paragraph-rsid="0013a405"/>
    </style:style>
    <style:style style:name="P38" style:family="paragraph" style:parent-style-name="Table_20_Contents">
      <style:paragraph-properties fo:text-align="center" style:justify-single-word="false"/>
      <style:text-properties officeooo:rsid="002d6b59" officeooo:paragraph-rsid="0013a405"/>
    </style:style>
    <style:style style:name="P39" style:family="paragraph" style:parent-style-name="Table_20_Contents">
      <style:text-properties officeooo:rsid="002d6b59" officeooo:paragraph-rsid="0013a405"/>
    </style:style>
    <style:style style:name="P40" style:family="paragraph" style:parent-style-name="Table_20_Contents">
      <style:paragraph-properties fo:text-align="center" style:justify-single-word="false"/>
      <style:text-properties officeooo:rsid="002eb889" officeooo:paragraph-rsid="0013a405"/>
    </style:style>
    <style:style style:name="P41" style:family="paragraph" style:parent-style-name="Table_20_Contents">
      <style:text-properties officeooo:rsid="002e1234" officeooo:paragraph-rsid="0013a405"/>
    </style:style>
    <style:style style:name="P42" style:family="paragraph" style:parent-style-name="Table_20_Contents">
      <style:text-properties officeooo:paragraph-rsid="0013a405"/>
    </style:style>
    <style:style style:name="P43" style:family="paragraph" style:parent-style-name="Table_20_Contents">
      <style:paragraph-properties fo:text-align="center" style:justify-single-word="false"/>
      <style:text-properties officeooo:rsid="015136fd" officeooo:paragraph-rsid="00145309"/>
    </style:style>
    <style:style style:name="P44" style:family="paragraph" style:parent-style-name="Table_20_Contents">
      <style:text-properties officeooo:rsid="015136fd" officeooo:paragraph-rsid="00145309"/>
    </style:style>
    <style:style style:name="P45" style:family="paragraph" style:parent-style-name="Table_20_Contents">
      <style:paragraph-properties fo:text-align="center" style:justify-single-word="false"/>
      <style:text-properties officeooo:rsid="00154dbe" officeooo:paragraph-rsid="00154dbe"/>
    </style:style>
    <style:style style:name="P46" style:family="paragraph" style:parent-style-name="Table_20_Contents">
      <style:text-properties officeooo:rsid="00154dbe" officeooo:paragraph-rsid="00154dbe"/>
    </style:style>
    <style:style style:name="P47" style:family="paragraph" style:parent-style-name="Table_20_Contents">
      <style:text-properties officeooo:rsid="001cebc5" officeooo:paragraph-rsid="00154dbe"/>
    </style:style>
    <style:style style:name="P48" style:family="paragraph" style:parent-style-name="Table_20_Contents">
      <style:text-properties officeooo:paragraph-rsid="00154dbe"/>
    </style:style>
    <style:style style:name="P49" style:family="paragraph" style:parent-style-name="Table_20_Contents">
      <style:paragraph-properties fo:text-align="center" style:justify-single-word="false"/>
      <style:text-properties officeooo:rsid="002d4f0a" officeooo:paragraph-rsid="002d4f0a"/>
    </style:style>
    <style:style style:name="P50" style:family="paragraph" style:parent-style-name="Table_20_Contents">
      <style:text-properties officeooo:rsid="002d4f0a" officeooo:paragraph-rsid="002d4f0a"/>
    </style:style>
    <style:style style:name="P51" style:family="paragraph" style:parent-style-name="Table_20_Contents">
      <style:paragraph-properties fo:text-align="center" style:justify-single-word="false"/>
      <style:text-properties officeooo:rsid="00385ab3" officeooo:paragraph-rsid="00385ab3"/>
    </style:style>
    <style:style style:name="P52" style:family="paragraph" style:parent-style-name="Table_20_Contents">
      <style:text-properties officeooo:rsid="00385ab3" officeooo:paragraph-rsid="00385ab3"/>
    </style:style>
    <style:style style:name="P53" style:family="paragraph" style:parent-style-name="Table_20_Contents">
      <style:text-properties officeooo:rsid="003bb43e" officeooo:paragraph-rsid="003bb43e"/>
    </style:style>
    <style:style style:name="P54" style:family="paragraph" style:parent-style-name="Table_20_Heading">
      <style:text-properties fo:font-weight="bold" officeooo:rsid="001eec9b" officeooo:paragraph-rsid="0012c308" style:font-weight-asian="bold" style:font-weight-complex="bold"/>
    </style:style>
    <style:style style:name="P55" style:family="paragraph" style:parent-style-name="Table_20_Heading">
      <style:text-properties fo:font-weight="bold" officeooo:rsid="001eec9b" officeooo:paragraph-rsid="00154dbe" style:font-weight-asian="bold" style:font-weight-complex="bold"/>
    </style:style>
    <style:style style:name="P56" style:family="paragraph" style:parent-style-name="Table_20_Heading">
      <style:text-properties fo:font-weight="bold" officeooo:rsid="001cebc5" officeooo:paragraph-rsid="00154dbe" style:font-weight-asian="bold" style:font-weight-complex="bold"/>
    </style:style>
    <style:style style:name="P57" style:family="paragraph" style:parent-style-name="Table_20_Heading">
      <style:text-properties officeooo:rsid="001eec9b" officeooo:paragraph-rsid="0012c308"/>
    </style:style>
    <style:style style:name="P58" style:family="paragraph" style:parent-style-name="Table_20_Heading">
      <style:text-properties officeooo:rsid="001eec9b" officeooo:paragraph-rsid="00154dbe"/>
    </style:style>
    <style:style style:name="P59" style:family="paragraph" style:parent-style-name="Table_20_Heading">
      <style:text-properties officeooo:rsid="015136fd" officeooo:paragraph-rsid="00145309"/>
    </style:style>
    <style:style style:name="P60" style:family="paragraph" style:parent-style-name="Table_20_Heading">
      <style:text-properties officeooo:rsid="001cebc5" officeooo:paragraph-rsid="00154dbe"/>
    </style:style>
    <style:style style:name="P61" style:family="paragraph" style:parent-style-name="Text_20_body">
      <style:text-properties officeooo:rsid="001eec9b" officeooo:paragraph-rsid="0012c308"/>
    </style:style>
    <style:style style:name="P62" style:family="paragraph" style:parent-style-name="Text_20_body">
      <style:text-properties officeooo:rsid="0017de21" officeooo:paragraph-rsid="0012c308"/>
    </style:style>
    <style:style style:name="P63" style:family="paragraph" style:parent-style-name="Text_20_body">
      <style:text-properties officeooo:rsid="0055a16d" officeooo:paragraph-rsid="0013a405"/>
    </style:style>
    <style:style style:name="P64" style:family="paragraph" style:parent-style-name="Text_20_body">
      <style:paragraph-properties fo:text-align="center" style:justify-single-word="false"/>
      <style:text-properties officeooo:rsid="001baefe" officeooo:paragraph-rsid="0013a405"/>
    </style:style>
    <style:style style:name="P65" style:family="paragraph" style:parent-style-name="Text_20_body">
      <style:text-properties officeooo:rsid="001baefe" officeooo:paragraph-rsid="0013a405"/>
    </style:style>
    <style:style style:name="P66" style:family="paragraph" style:parent-style-name="Text_20_body">
      <style:text-properties fo:color="#808080" fo:font-style="italic" officeooo:rsid="0021d51a" officeooo:paragraph-rsid="0013a405"/>
    </style:style>
    <style:style style:name="P67" style:family="paragraph" style:parent-style-name="Text_20_body">
      <style:text-properties officeooo:rsid="0013a405" officeooo:paragraph-rsid="0013a405"/>
    </style:style>
    <style:style style:name="P68" style:family="paragraph" style:parent-style-name="Text_20_body">
      <style:text-properties officeooo:rsid="00145309" officeooo:paragraph-rsid="00145309"/>
    </style:style>
    <style:style style:name="P69" style:family="paragraph" style:parent-style-name="Text_20_body">
      <style:text-properties officeooo:rsid="015136fd" officeooo:paragraph-rsid="00145309"/>
    </style:style>
    <style:style style:name="P70" style:family="paragraph" style:parent-style-name="Text_20_body">
      <style:text-properties officeooo:rsid="00154dbe" officeooo:paragraph-rsid="00154dbe"/>
    </style:style>
    <style:style style:name="P71" style:family="paragraph" style:parent-style-name="Text_20_body">
      <style:text-properties officeooo:paragraph-rsid="00154dbe"/>
    </style:style>
    <style:style style:name="P72" style:family="paragraph" style:parent-style-name="Text_20_body">
      <style:text-properties officeooo:rsid="001992fa" officeooo:paragraph-rsid="00154dbe"/>
    </style:style>
    <style:style style:name="P73" style:family="paragraph" style:parent-style-name="Text_20_body">
      <style:text-properties fo:font-weight="normal" officeooo:rsid="001992fa" officeooo:paragraph-rsid="00154dbe" style:font-weight-asian="normal" style:font-weight-complex="normal"/>
    </style:style>
    <style:style style:name="P74" style:family="paragraph" style:parent-style-name="Text_20_body">
      <style:text-properties officeooo:rsid="0019fbcd" officeooo:paragraph-rsid="00154dbe"/>
    </style:style>
    <style:style style:name="P75" style:family="paragraph" style:parent-style-name="Text_20_body">
      <style:text-properties officeooo:rsid="00257142" officeooo:paragraph-rsid="00154dbe"/>
    </style:style>
    <style:style style:name="P76" style:family="paragraph" style:parent-style-name="Text_20_body">
      <style:text-properties officeooo:rsid="0017b393" officeooo:paragraph-rsid="0017b393"/>
    </style:style>
    <style:style style:name="P77" style:family="paragraph" style:parent-style-name="Text_20_body">
      <style:text-properties officeooo:rsid="0017b393" officeooo:paragraph-rsid="0018eff4"/>
    </style:style>
    <style:style style:name="P78" style:family="paragraph" style:parent-style-name="Text_20_body">
      <style:text-properties officeooo:rsid="0018eff4" officeooo:paragraph-rsid="0018eff4"/>
    </style:style>
    <style:style style:name="P79" style:family="paragraph" style:parent-style-name="Text_20_body">
      <style:text-properties officeooo:rsid="00192768" officeooo:paragraph-rsid="00192768"/>
    </style:style>
    <style:style style:name="P80" style:family="paragraph" style:parent-style-name="Text_20_body">
      <style:text-properties officeooo:rsid="0015f3aa" officeooo:paragraph-rsid="0015f3aa"/>
    </style:style>
    <style:style style:name="P81" style:family="paragraph" style:parent-style-name="Text_20_body">
      <style:text-properties officeooo:paragraph-rsid="0013a405"/>
    </style:style>
    <style:style style:name="P82" style:family="paragraph" style:parent-style-name="Text_20_body">
      <style:paragraph-properties fo:text-align="center" style:justify-single-word="false"/>
      <style:text-properties officeooo:paragraph-rsid="0013a405"/>
    </style:style>
    <style:style style:name="P83" style:family="paragraph" style:parent-style-name="Text_20_body">
      <style:paragraph-properties fo:text-align="center" style:justify-single-word="false"/>
      <style:text-properties officeooo:rsid="002d4f0a" officeooo:paragraph-rsid="002d4f0a"/>
    </style:style>
    <style:style style:name="P84" style:family="paragraph" style:parent-style-name="Text_20_body">
      <style:text-properties officeooo:rsid="002d4f0a" officeooo:paragraph-rsid="002d4f0a"/>
    </style:style>
    <style:style style:name="P85" style:family="paragraph" style:parent-style-name="Text_20_body">
      <style:text-properties officeooo:paragraph-rsid="002dc8b4"/>
    </style:style>
    <style:style style:name="P86" style:family="paragraph" style:parent-style-name="Text_20_body">
      <style:text-properties officeooo:paragraph-rsid="0033cc66"/>
    </style:style>
    <style:style style:name="P87" style:family="paragraph" style:parent-style-name="Text_20_body">
      <style:text-properties officeooo:paragraph-rsid="00385ab3"/>
    </style:style>
    <style:style style:name="P88" style:family="paragraph" style:parent-style-name="Text_20_body">
      <style:text-properties officeooo:rsid="003bb43e" officeooo:paragraph-rsid="003bb43e"/>
    </style:style>
    <style:style style:name="P89" style:family="paragraph" style:parent-style-name="Text_20_body">
      <style:text-properties officeooo:paragraph-rsid="003bb43e"/>
    </style:style>
    <style:style style:name="P90"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1" style:family="paragraph" style:parent-style-name="Heading_20_1">
      <style:text-properties officeooo:rsid="00154dbe" officeooo:paragraph-rsid="00154dbe"/>
    </style:style>
    <style:style style:name="P92" style:family="paragraph" style:parent-style-name="Heading_20_1">
      <style:text-properties officeooo:rsid="0017b393" officeooo:paragraph-rsid="0017b393"/>
    </style:style>
    <style:style style:name="P93" style:family="paragraph" style:parent-style-name="Heading_20_2">
      <style:text-properties officeooo:rsid="00257142" officeooo:paragraph-rsid="00154dbe"/>
    </style:style>
    <style:style style:name="P94" style:family="paragraph" style:parent-style-name="Heading_20_2">
      <style:text-properties officeooo:rsid="00154dbe" officeooo:paragraph-rsid="00154dbe"/>
    </style:style>
    <style:style style:name="P95" style:family="paragraph" style:parent-style-name="Heading_20_2">
      <style:text-properties officeooo:rsid="00145309" officeooo:paragraph-rsid="00154dbe"/>
    </style:style>
    <style:style style:name="P96" style:family="paragraph" style:parent-style-name="Heading_20_3">
      <style:text-properties officeooo:rsid="0012c308" officeooo:paragraph-rsid="0012c308"/>
    </style:style>
    <style:style style:name="P97" style:family="paragraph" style:parent-style-name="Text_20_body" style:list-style-name="L1">
      <style:text-properties officeooo:paragraph-rsid="00154dbe"/>
    </style:style>
    <style:style style:name="P98" style:family="paragraph" style:parent-style-name="Text_20_body" style:list-style-name="L1">
      <style:text-properties officeooo:rsid="00257142" officeooo:paragraph-rsid="00154dbe"/>
    </style:style>
    <style:style style:name="P99" style:family="paragraph" style:parent-style-name="Text_20_body" style:list-style-name="L1">
      <style:text-properties officeooo:rsid="00221339" officeooo:paragraph-rsid="00221339"/>
    </style:style>
    <style:style style:name="P100" style:family="paragraph" style:parent-style-name="Text_20_body" style:list-style-name="L2">
      <style:text-properties officeooo:paragraph-rsid="0015f3aa"/>
    </style:style>
    <style:style style:name="P101" style:family="paragraph" style:parent-style-name="Text_20_body" style:list-style-name="L2">
      <style:text-properties officeooo:rsid="0017b393" officeooo:paragraph-rsid="0015f3aa"/>
    </style:style>
    <style:style style:name="P102" style:family="paragraph" style:parent-style-name="Text_20_body" style:list-style-name="L2">
      <style:text-properties officeooo:rsid="0015f3aa" officeooo:paragraph-rsid="0015f3aa"/>
    </style:style>
    <style:style style:name="P103" style:family="paragraph" style:parent-style-name="Text_20_body" style:list-style-name="L3"/>
    <style:style style:name="P104" style:family="paragraph" style:parent-style-name="Text_20_body" style:list-style-name="L3">
      <style:text-properties officeooo:paragraph-rsid="002dc8b4"/>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1" style:family="text">
      <style:text-properties style:font-name="Liberation Mono" fo:font-size="10pt" fo:font-style="normal" style:font-size-asian="10pt" style:font-style-asian="normal" style:font-size-complex="10pt" style:font-style-complex="normal"/>
    </style:style>
    <style:style style:name="T52" style:family="text">
      <style:text-properties style:font-name="Liberation Mono" fo:font-size="10pt" fo:font-style="normal" officeooo:rsid="00320c21" style:font-size-asian="10pt" style:font-style-asian="normal" style:font-size-complex="10pt" style:font-style-complex="normal"/>
    </style:style>
    <style:style style:name="T53" style:family="text">
      <style:text-properties style:font-name="Liberation Mono" fo:font-size="10pt" fo:font-style="normal" officeooo:rsid="0033cc66" style:font-size-asian="10pt" style:font-style-asian="normal" style:font-size-complex="10pt" style:font-style-complex="normal"/>
    </style:style>
    <style:style style:name="T54" style:family="text">
      <style:text-properties style:font-name="Liberation Mono" fo:font-size="10pt" officeooo:rsid="002d4f0a" style:font-size-asian="10pt" style:font-size-complex="10pt"/>
    </style:style>
    <style:style style:name="T55" style:family="text">
      <style:text-properties style:font-name="Liberation Mono" fo:font-size="10pt" officeooo:rsid="002e330b" style:font-size-asian="10pt" style:font-size-complex="10pt"/>
    </style:style>
    <style:style style:name="T56" style:family="text">
      <style:text-properties style:font-name="Liberation Mono" fo:font-size="10pt" officeooo:rsid="00320c21" style:font-size-asian="10pt" style:font-size-complex="10pt"/>
    </style:style>
    <style:style style:name="T57" style:family="text">
      <style:text-properties style:font-name="Liberation Mono" fo:font-size="10pt" officeooo:rsid="0033cc66" style:font-size-asian="10pt" style:font-size-complex="10pt"/>
    </style:style>
    <style:style style:name="T58" style:family="text">
      <style:text-properties officeooo:rsid="0021d51a"/>
    </style:style>
    <style:style style:name="T59" style:family="text">
      <style:text-properties officeooo:rsid="00145309"/>
    </style:style>
    <style:style style:name="T60" style:family="text">
      <style:text-properties officeooo:rsid="00154dbe"/>
    </style:style>
    <style:style style:name="T61" style:family="text">
      <style:text-properties officeooo:rsid="001cebc5"/>
    </style:style>
    <style:style style:name="T62" style:family="text">
      <style:text-properties officeooo:rsid="0015f3aa"/>
    </style:style>
    <style:style style:name="T63" style:family="text">
      <style:text-properties officeooo:rsid="0017b393"/>
    </style:style>
    <style:style style:name="T64" style:family="text">
      <style:text-properties officeooo:rsid="0018eff4"/>
    </style:style>
    <style:style style:name="T65" style:family="text">
      <style:text-properties fo:font-size="9pt" style:font-size-asian="9pt" style:font-size-complex="9pt"/>
    </style:style>
    <style:style style:name="T66" style:family="text">
      <style:text-properties officeooo:rsid="00192768"/>
    </style:style>
    <style:style style:name="T6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1"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2"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3" style:family="text">
      <style:text-properties officeooo:rsid="001c0f73"/>
    </style:style>
    <style:style style:name="T74" style:family="text">
      <style:text-properties officeooo:rsid="001ff4bc"/>
    </style:style>
    <style:style style:name="T75" style:family="text">
      <style:text-properties officeooo:rsid="0021b14d"/>
    </style:style>
    <style:style style:name="T76" style:family="text">
      <style:text-properties officeooo:rsid="001baefe"/>
    </style:style>
    <style:style style:name="T77" style:family="text">
      <style:text-properties officeooo:rsid="00221339"/>
    </style:style>
    <style:style style:name="T78" style:family="text">
      <style:text-properties officeooo:rsid="0025ed9e"/>
    </style:style>
    <style:style style:name="T79" style:family="text">
      <style:text-properties officeooo:rsid="002d4f0a"/>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2"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3" style:family="text">
      <style:text-properties fo:font-size="10pt" fo:font-style="normal" officeooo:rsid="0033cc66" style:font-size-asian="10pt" style:font-style-asian="normal" style:font-size-complex="10pt" style:font-style-complex="normal"/>
    </style:style>
    <style:style style:name="T84" style:family="text">
      <style:text-properties officeooo:rsid="002d6c9f"/>
    </style:style>
    <style:style style:name="T85" style:family="text">
      <style:text-properties fo:font-size="8pt" fo:font-weight="normal" style:font-size-asian="8pt" style:font-weight-asian="normal" style:font-size-complex="8pt" style:font-weight-complex="normal"/>
    </style:style>
    <style:style style:name="T86" style:family="text">
      <style:text-properties fo:font-size="8pt" fo:font-weight="normal" officeooo:rsid="002d6c9f" style:font-size-asian="8pt" style:font-weight-asian="normal" style:font-size-complex="8pt" style:font-weight-complex="normal"/>
    </style:style>
    <style:style style:name="T87" style:family="text">
      <style:text-properties officeooo:rsid="002dc8b4"/>
    </style:style>
    <style:style style:name="T88" style:family="text">
      <style:text-properties officeooo:rsid="002ddbf5"/>
    </style:style>
    <style:style style:name="T89" style:family="text">
      <style:text-properties officeooo:rsid="00316d9f"/>
    </style:style>
    <style:style style:name="T90" style:family="text">
      <style:text-properties officeooo:rsid="0033cc66"/>
    </style:style>
    <style:style style:name="T91" style:family="text">
      <style:text-properties style:font-name="Liberation Serif"/>
    </style:style>
    <style:style style:name="T92" style:family="text">
      <style:text-properties style:font-name="Liberation Serif" officeooo:rsid="0033cc66"/>
    </style:style>
    <style:style style:name="T93" style:family="text">
      <style:text-properties officeooo:rsid="003bb43e"/>
    </style:style>
    <style:style style:name="T94" style:family="text">
      <style:text-properties officeooo:rsid="001eaa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91" text:outline-level="1"><text:bookmark-start text:name="__RefHeading___Toc350652_127364881"/>What is a claim source?<text:bookmark-end text:name="__RefHeading___Toc350652_127364881"/></text:h>
      <text:p text:style-name="P70">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70">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70">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93" text:outline-level="2"><text:bookmark-start text:name="__RefHeading___Toc350658_127364881"/>Types<text:bookmark-end text:name="__RefHeading___Toc350658_127364881"/></text:h>
      <text:p text:style-name="P75">There are <text:span text:style-name="T77">6</text:span> general types of claim sources allowed.</text:p>
      <text:list xml:id="list4148708613" text:style-name="L1">
        <text:list-item>
          <text:p text:style-name="P98">LDAP. You may specify any LDAP server and supply credentials for it. </text:p>
        </text:list-item>
        <text:list-item>
          <text:p text:style-name="P98">HTTP headers. If your server passes claims in the headers of the in<text:span text:style-name="T73">i</text:span>tial request, you may harvest them.</text:p>
        </text:list-item>
        <text:list-item>
          <text:p text:style-name="P98">File. If your server stores information about, say, users in a file system</text:p>
        </text:list-item>
        <text:list-item>
          <text:p text:style-name="P9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9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9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80">The basic steps are</text:p>
      <text:list xml:id="list1217932033" text:style-name="L2">
        <text:list-item>
          <text:p text:style-name="P101"><text:soft-page-break/>Create a <text:span text:style-name="T66">script to hold whatever you write. Everything goes in there. Of course, this being QDL and all, you can run everything </text:span></text:p>
        </text:list-item>
        <text:list-item>
          <text:p text:style-name="P100"><text:span text:style-name="T62">Create a configuration stem. You probably want to use the </text:span><text:span text:style-name="T45">new_template(type)</text:span><text:span text:style-name="T62"> function.</text:span></text:p>
        </text:list-item>
        <text:list-item>
          <text:p text:style-name="P102">Populate specific attributes you need. Each type below has the specifics</text:p>
        </text:list-item>
        <text:list-item>
          <text:p text:style-name="P102">Issue a <text:span text:style-name="T43">create_source</text:span> call. This will tidy up any missing essential information based on the type</text:p>
        </text:list-item>
        <text:list-item>
          <text:p text:style-name="P102">Either add it to the system claims, or invoke it with <text:span text:style-name="T43">get_claims(config., username)</text:span> and manage it yourself.</text:p>
        </text:list-item>
      </text:list>
      <text:h text:style-name="P92"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5">&lt;/modules&gt; </text:span><text:s/></text:p>
      <text:p text:style-name="P76"/>
      <text:p text:style-name="P76">What does this do <text:span text:style-name="T66">to the workspace</text:span>? <text:span text:style-name="T66">Once QDL is up, you'll see i</text:span>t added several test variables:</text:p>
      <text:p text:style-name="Preformatted_20_Text"><text:s text:c="3"/>)vars -<text:span text:style-name="T66">m</text:span></text:p>
      <text:p text:style-name="Preformatted_20_Text">jwt#test_audience. <text:s/>jwt#test_claims. <text:s/>jwt#test_scopes. <text:s/>jwt#test_xas.</text:p>
      <text:p text:style-name="Text_20_body"/>
      <text:p text:style-name="P76">These are samples for audience, claims, scopes and extended attributes. </text:p>
      <text:p text:style-name="P76">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7">(If you have other modules, they will show up here too.)</text:p>
      <text:p text:style-name="P78">You can print out help for one of the modules e.g. as </text:p>
      <text:p text:style-name="Preformatted_20_Text"><text:span text:style-name="T64"><text:s text:c="3"/>)module </text:span><text:s/><text:span text:style-name="T64">claims -help</text:span></text:p>
      <text:p text:style-name="Preformatted_20_Text">// <text:span text:style-name="T64">tons of stuff</text:span></text:p>
      <text:p text:style-name="Text_20_body"/>
      <text:p text:style-name="P78"><text:soft-page-break/><text:span text:style-name="T66">And from the modules, there are a lot of functions. </text:span>To list all of the functions (<text:span text:style-name="T66">fully qualified by module, </text:span>limiting display with to 72 chars)</text:p>
      <text:p text:style-name="Preformatted_20_Text"><text:s text:c="5"/>)funcs -fq -m -w 72</text:p>
      <text:p text:style-name="Preformatted_20_Text">// <text:span text:style-name="T64">tons of stugg</text:span></text:p>
      <text:p text:style-name="P78"/>
      <text:p text:style-name="P78">Will spit out the lot of them, but here is the breakdown. </text:p>
      <text:p text:style-name="P78">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8"/>
      <text:p text:style-name="P78">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3">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8">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9">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7">file_read('/home/me/qdl/scripts/my_script.qdl')</text:span>)</text:p>
      <text:p text:style-name="Text_20_body"/>
      <text:p text:style-name="P79">and either it will return nothing (means everything is ok) or it will return the error string from the parser. <text:s/>Not quite lint but boy is it helpful at times.</text:p>
      <text:p text:style-name="P79">Next step: Open up the examples and have this document for cross-reference. There are many, many examples and comments.</text:p>
      <text:h text:style-name="Heading_20_1" text:outline-level="1"><text:bookmark-start text:name="__RefHeading___Toc350664_127364881"/><text:span text:style-name="T66">Reference for </text:span>Claim Source attributes<text:bookmark-end text:name="__RefHeading___Toc350664_127364881"/></text:h>
      <text:h text:style-name="P94" text:outline-level="2"><text:bookmark-start text:name="__RefHeading___Toc350666_127364881"/>General attributes for all claim source objects<text:bookmark-end text:name="__RefHeading___Toc350666_127364881"/></text:h>
      <text:p text:style-name="P71"/>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475793212672">
            <table:table-cell table:style-name="Table5.A1" office:value-type="string">
              <text:p text:style-name="P56">name</text:p>
            </table:table-cell>
            <table:table-cell table:style-name="Table5.A1" office:value-type="string">
              <text:p text:style-name="P60">type</text:p>
            </table:table-cell>
            <table:table-cell table:style-name="Table5.A1" office:value-type="string">
              <text:p text:style-name="P60"><text:span text:style-name="T5">r</text:span>eq?</text:p>
            </table:table-cell>
            <table:table-cell table:style-name="Table5.A1" office:value-type="string">
              <text:p text:style-name="P60">default</text:p>
            </table:table-cell>
            <table:table-cell table:style-name="Table5.E1" office:value-type="string">
              <text:p text:style-name="P60">Description</text:p>
            </table:table-cell>
          </table:table-row>
        </table:table-header-rows>
        <table:table-row table:style-name="TableLine94475679680064">
          <table:table-cell table:style-name="Table5.A2" office:value-type="string">
            <text:p text:style-name="P47">enabled</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is component is enabled. <text:span text:style-name="T61">Enabled means it will be processed,</text:span></text:p>
          </table:table-cell>
        </table:table-row>
        <table:table-row table:style-name="TableLine94475790604416">
          <table:table-cell table:style-name="Table5.A2" office:value-type="string">
            <text:p text:style-name="P47">fail_on_error</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F</text:p>
          </table:table-cell>
          <table:table-cell table:style-name="Table5.E2" office:value-type="string">
            <text:p text:style-name="P72"><text:span text:style-name="T60">i</text:span>n the case of some error (such as the underlying service is unavailable<text:span text:style-name="T6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4475797232976">
          <table:table-cell table:style-name="Table5.A2" office:value-type="string">
            <text:p text:style-name="P47">id</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2">a unique identifier for this that may be referenced. </text:p>
          </table:table-cell>
        </table:table-row>
        <table:table-row table:style-name="TableLine94475791963744">
          <table:table-cell table:style-name="Table5.A2" office:value-type="string">
            <text:p text:style-name="P47">name</text:p>
          </table:table-cell>
          <table:table-cell table:style-name="Table5.A2" office:value-type="string">
            <text:p text:style-name="P47">S</text:p>
          </table:table-cell>
          <table:table-cell table:style-name="Table5.A2" office:value-type="string">
            <text:p text:style-name="P47">N</text:p>
          </table:table-cell>
          <table:table-cell table:style-name="Table5.A2" office:value-type="string">
            <text:p text:style-name="P48">-</text:p>
          </table:table-cell>
          <table:table-cell table:style-name="Table5.E2" office:value-type="string">
            <text:p text:style-name="P73">A name for this. This is not used by the system <text:soft-page-break/>so it is mostly to help you.</text:p>
          </table:table-cell>
        </table:table-row>
        <table:table-row table:style-name="TableLine94475813930480">
          <table:table-cell table:style-name="Table5.A2" office:value-type="string">
            <text:p text:style-name="P47">notify_on_fail</text:p>
          </table:table-cell>
          <table:table-cell table:style-name="Table5.A2" office:value-type="string">
            <text:p text:style-name="P47">B</text:p>
          </table:table-cell>
          <table:table-cell table:style-name="Table5.A2" office:value-type="string">
            <text:p text:style-name="P47">N</text:p>
          </table:table-cell>
          <table:table-cell table:style-name="Table5.A2" office:value-type="string">
            <text:p text:style-name="P47">T</text:p>
          </table:table-cell>
          <table:table-cell table:style-name="Table5.E2" office:value-type="string">
            <text:p text:style-name="P72">If there is an error, notify the system administrators <text:span text:style-name="T60">via email</text:span>. </text:p>
          </table:table-cell>
        </table:table-row>
        <table:table-row table:style-name="TableLine94475839241168">
          <table:table-cell table:style-name="Table5.A2" office:value-type="string">
            <text:p text:style-name="P53">retry_coun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1</text:p>
          </table:table-cell>
          <table:table-cell table:style-name="Table5.E2" office:value-type="string">
            <text:p text:style-name="P88">The number of times the claim source should retry to get the claims before failing.</text:p>
          </table:table-cell>
        </table:table-row>
        <table:table-row table:style-name="TableLine94475679980400">
          <table:table-cell table:style-name="Table5.A2" office:value-type="string">
            <text:p text:style-name="P53">retry_wait</text:p>
          </table:table-cell>
          <table:table-cell table:style-name="Table5.A2" office:value-type="string">
            <text:p text:style-name="P53">I</text:p>
          </table:table-cell>
          <table:table-cell table:style-name="Table5.A2" office:value-type="string">
            <text:p text:style-name="P53">N</text:p>
          </table:table-cell>
          <table:table-cell table:style-name="Table5.A2" office:value-type="string">
            <text:p text:style-name="P53">0</text:p>
          </table:table-cell>
          <table:table-cell table:style-name="Table5.E2" office:value-type="string">
            <text:p text:style-name="P88">The number of milliseconds in between retries to wait. </text:p>
          </table:table-cell>
        </table:table-row>
        <table:table-row table:style-name="TableLine94475826051424">
          <table:table-cell table:style-name="Table5.A2" office:value-type="string">
            <text:p text:style-name="P47">type</text:p>
          </table:table-cell>
          <table:table-cell table:style-name="Table5.A2" office:value-type="string">
            <text:p text:style-name="P47">S</text:p>
          </table:table-cell>
          <table:table-cell table:style-name="Table5.A2" office:value-type="string">
            <text:p text:style-name="P47">Y</text:p>
          </table:table-cell>
          <table:table-cell table:style-name="Table5.A2" office:value-type="string">
            <text:p text:style-name="P48">-</text:p>
          </table:table-cell>
          <table:table-cell table:style-name="Table5.E2" office:value-type="string">
            <text:p text:style-name="P74"><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9"><text:span text:style-name="T93">I = integer<text:line-break/></text:span><text:span text:style-name="T94">N=No<text:line-break/></text:span>S = String<text:line-break/><text:span text:style-name="T94">Y = </text:span><text:span text:style-name="T93">Yes</text:span><text:span text:style-name="T94"> </text:span></text:p>
      <text:p text:style-name="P23">For certain claim sources, the retry count and wait will be honored, but that is up to the implementation. <text:s/>It is used, for instance, in the LDAP claim source for particularly pesky servers.</text:p>
      <text:p text:style-name="P22"><text:s/></text:p>
      <text:p text:style-name="P17"><text:span text:style-name="T60">The function </text:span><text:span text:style-name="T44">create_source</text:span><text:span text:style-name="T60"> will examine the type of the configuration and assert defaults for all of these as indicated. <text:s/></text:span></text:p>
      <text:h text:style-name="P95" text:outline-level="2"><text:bookmark-start text:name="__RefHeading___Toc350668_127364881"/>Java Code<text:bookmark-end text:name="__RefHeading___Toc350668_127364881"/></text:h>
      <text:p text:style-name="P69"><text:span text:style-name="T5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4475826089072">
            <table:table-cell table:style-name="Table4.A1" office:value-type="string">
              <text:p text:style-name="P59">name</text:p>
            </table:table-cell>
            <table:table-cell table:style-name="Table4.A1" office:value-type="string">
              <text:p text:style-name="P59">type</text:p>
            </table:table-cell>
            <table:table-cell table:style-name="Table4.A1" office:value-type="string">
              <text:p text:style-name="P59">req?</text:p>
            </table:table-cell>
            <table:table-cell table:style-name="Table4.A1" office:value-type="string">
              <text:p text:style-name="P59">default</text:p>
            </table:table-cell>
            <table:table-cell table:style-name="Table4.A1" office:value-type="string">
              <text:p text:style-name="P59">description</text:p>
            </table:table-cell>
          </table:table-row>
        </table:table-header-rows>
        <table:table-row table:style-name="Table4.2">
          <table:table-cell table:style-name="Table4.A1" office:value-type="string">
            <text:p text:style-name="P43">java_class</text:p>
          </table:table-cell>
          <table:table-cell table:style-name="Table4.A1" office:value-type="string">
            <text:p text:style-name="P43">S</text:p>
          </table:table-cell>
          <table:table-cell table:style-name="Table4.A1" office:value-type="string">
            <text:p text:style-name="P43">Y</text:p>
          </table:table-cell>
          <table:table-cell table:style-name="Table4.A1" office:value-type="string">
            <text:p text:style-name="P28">--</text:p>
          </table:table-cell>
          <table:table-cell table:style-name="Table4.A1" office:value-type="string">
            <text:p text:style-name="P44">The full path to the java class</text:p>
          </table:table-cell>
        </table:table-row>
      </table:table>
      <text:p text:style-name="P69"/>
      <text:p text:style-name="P68">This is the only required attribute.</text:p>
      <text:h text:style-name="Heading_20_2" text:outline-level="2"><text:bookmark-start text:name="__RefHeading___Toc350670_127364881"/>HTTP Header <text:bookmark-end text:name="__RefHeading___Toc350670_127364881"/></text:h>
      <text:p text:style-name="Standard">Type = 'header'</text:p>
      <text:p text:style-name="Standard"/>
      <text:p text:style-name="P90"/>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4475783185408">
            <table:table-cell table:style-name="Table1.A1" office:value-type="string">
              <text:p text:style-name="P55">name</text:p>
            </table:table-cell>
            <table:table-cell table:style-name="Table1.A1" office:value-type="string">
              <text:p text:style-name="P58">type</text:p>
            </table:table-cell>
            <table:table-cell table:style-name="Table1.A1" office:value-type="string">
              <text:p text:style-name="P58"><text:span text:style-name="T2">r</text:span>eq​?</text:p>
            </table:table-cell>
            <table:table-cell table:style-name="Table1.A1" office:value-type="string">
              <text:p text:style-name="P58">default</text:p>
            </table:table-cell>
            <table:table-cell table:style-name="Table1.E1" office:value-type="string">
              <text:p text:style-name="P58">description</text:p>
            </table:table-cell>
          </table:table-row>
        </table:table-header-rows>
        <table:table-row table:style-name="TableLine94475790177552">
          <table:table-cell table:style-name="Table1.A2" office:value-type="string">
            <text:p text:style-name="P45">prefix</text:p>
          </table:table-cell>
          <table:table-cell table:style-name="Table1.A2" office:value-type="string">
            <text:p text:style-name="P25">S</text:p>
          </table:table-cell>
          <table:table-cell table:style-name="Table1.A2" office:value-type="string">
            <text:p text:style-name="P25">Y</text:p>
          </table:table-cell>
          <table:table-cell table:style-name="Table1.A2" office:value-type="string">
            <text:p text:style-name="P45">OIDC_CLAIM_</text:p>
          </table:table-cell>
          <table:table-cell table:style-name="Table1.E2" office:value-type="string">
            <text:p text:style-name="P46">Filter prefix for all claims. Any header that starts with this prefix will be returned.</text:p>
          </table:table-cell>
        </table:table-row>
      </table:table>
      <text:p text:style-name="P17"/>
      <text:h text:style-name="Heading_20_2" text:outline-level="2"><text:bookmark-start text:name="__RefHeading___Toc350672_127364881"/>File System <text:bookmark-end text:name="__RefHeading___Toc350672_127364881"/></text:h>
      <text:p text:style-name="P62">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475783462512">
            <table:table-cell table:style-name="Table2.A1" office:value-type="string">
              <text:p text:style-name="P54">name</text:p>
            </table:table-cell>
            <table:table-cell table:style-name="Table2.A1" office:value-type="string">
              <text:p text:style-name="P57">type</text:p>
            </table:table-cell>
            <table:table-cell table:style-name="Table2.A1" office:value-type="string">
              <text:p text:style-name="P57"><text:span text:style-name="T2">r</text:span>eq​?</text:p>
            </table:table-cell>
            <table:table-cell table:style-name="Table2.A1" office:value-type="string">
              <text:p text:style-name="P57">default</text:p>
            </table:table-cell>
            <table:table-cell table:style-name="Table2.E1" office:value-type="string">
              <text:p text:style-name="P57">description</text:p>
            </table:table-cell>
          </table:table-row>
        </table:table-header-rows>
        <table:table-row table:style-name="TableLine94475833146752">
          <table:table-cell table:style-name="Table2.A2" office:value-type="string">
            <text:p text:style-name="P24"><text:bookmark-start text:name="__DdeLink__836617_1202563170"/>file_path<text:bookmark-end text:name="__DdeLink__836617_1202563170"/></text:p>
          </table:table-cell>
          <table:table-cell table:style-name="Table2.A2" office:value-type="string">
            <text:p text:style-name="P24">S</text:p>
          </table:table-cell>
          <table:table-cell table:style-name="Table2.A2" office:value-type="string">
            <text:p text:style-name="P24">Y</text:p>
          </table:table-cell>
          <table:table-cell table:style-name="Table2.A2" office:value-type="string">
            <text:p text:style-name="P27">--</text:p>
          </table:table-cell>
          <table:table-cell table:style-name="Table2.E2" office:value-type="string">
            <text:p text:style-name="P26">This is the local <text:span text:style-name="T3">absolute </text:span>path on the server to a file containing attributes about a user. The file must be accessible to the system at runtime.</text:p>
          </table:table-cell>
        </table:table-row>
        <table:table-row table:style-name="TableLine94475839047280">
          <table:table-cell table:style-name="Table2.A2" office:value-type="string">
            <text:p text:style-name="P51">claims</text:p>
          </table:table-cell>
          <table:table-cell table:style-name="Table2.A2" office:value-type="string">
            <text:p text:style-name="P51">Stem</text:p>
          </table:table-cell>
          <table:table-cell table:style-name="Table2.A2" office:value-type="string">
            <text:p text:style-name="P51">N</text:p>
          </table:table-cell>
          <table:table-cell table:style-name="Table2.A2" office:value-type="string">
            <text:p text:style-name="P27">--</text:p>
          </table:table-cell>
          <table:table-cell table:style-name="Table2.E2" office:value-type="string">
            <text:p text:style-name="P52">A stem of the claims. You may either specify this directly or specify a file_path. </text:p>
          </table:table-cell>
        </table:table-row>
        <table:table-row table:style-name="TableLine94475839048416">
          <table:table-cell table:style-name="Table2.A2" office:value-type="string">
            <text:p text:style-name="P29"><text:bookmark-start text:name="__DdeLink__857199_1332219333"/>claim_key<text:bookmark-end text:name="__DdeLink__857199_1332219333"/></text:p>
          </table:table-cell>
          <table:table-cell table:style-name="Table2.A2" office:value-type="string">
            <text:p text:style-name="P24">S</text:p>
          </table:table-cell>
          <table:table-cell table:style-name="Table2.A2" office:value-type="string">
            <text:p text:style-name="P29">N</text:p>
          </table:table-cell>
          <table:table-cell table:style-name="Table2.A2" office:value-type="string">
            <text:p text:style-name="P29">sub</text:p>
          </table:table-cell>
          <table:table-cell table:style-name="Table2.E2" office:value-type="string">
            <text:p text:style-name="P30">The name of the claim that will be used for fetching information. This defaults to the sub claim – the name the user used when authenticating. </text:p>
          </table:table-cell>
        </table:table-row>
        <table:table-row table:style-name="TableLine94475839147792">
          <table:table-cell table:style-name="Table2.A2" office:value-type="string">
            <text:p text:style-name="P31">use_<text:span text:style-name="T4">d</text:span>efault</text:p>
          </table:table-cell>
          <table:table-cell table:style-name="Table2.A2" office:value-type="string">
            <text:p text:style-name="P31">B</text:p>
          </table:table-cell>
          <table:table-cell table:style-name="Table2.A2" office:value-type="string">
            <text:p text:style-name="P31">N</text:p>
          </table:table-cell>
          <table:table-cell table:style-name="Table2.A2" office:value-type="string">
            <text:p text:style-name="P29">--</text:p>
          </table:table-cell>
          <table:table-cell table:style-name="Table2.E2" office:value-type="string">
            <text:p text:style-name="P32">If a user is not found, return a default set of claims</text:p>
          </table:table-cell>
        </table:table-row>
        <table:table-row table:style-name="TableLine94475839149088">
          <table:table-cell table:style-name="Table2.A2" office:value-type="string">
            <text:p text:style-name="P31">default_<text:span text:style-name="T4">c</text:span>laim</text:p>
          </table:table-cell>
          <table:table-cell table:style-name="Table2.A2" office:value-type="string">
            <text:p text:style-name="P31">S</text:p>
          </table:table-cell>
          <table:table-cell table:style-name="Table2.A2" office:value-type="string">
            <text:p text:style-name="P31">N</text:p>
          </table:table-cell>
          <table:table-cell table:style-name="Table2.A2" office:value-type="string">
            <text:p text:style-name="P31">--</text:p>
          </table:table-cell>
          <table:table-cell table:style-name="Table2.E2" office:value-type="string">
            <text:p text:style-name="P32">The name for the default set of claims</text:p>
          </table:table-cell>
        </table:table-row>
      </table:table>
      <text:p text:style-name="P62"/>
      <text:h text:style-name="P96" text:outline-level="3"><text:bookmark-start text:name="__RefHeading___Toc350674_127364881"/>Claim file format<text:bookmark-end text:name="__RefHeading___Toc350674_127364881"/></text:h>
      <text:p text:style-name="P61">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62"/>
      <text:p text:style-name="P61">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7"><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63"><text:span text:style-name="T7">T</text:span>ype = 'ncsa'</text:p>
      <text:p text:style-name="P67"><text:soft-page-break/>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7">This is probably the most complex and flexible of them. This is also why the <text:span text:style-name="T43">create_source</text:span> function exists: You can set just a few of the attributes you need, and that will fill in all the other default values for you.</text:p>
      <text:p text:style-name="P65">Type = 'ldap'</text:p>
      <table:table table:name="Table3" table:style-name="Table3">
        <table:table-column table:style-name="Table3.A"/>
        <table:table-column table:style-name="Table3.B"/>
        <table:table-column table:style-name="Table3.C"/>
        <table:table-row table:style-name="TableLine94475835572976">
          <table:table-cell table:style-name="Table3.A1" office:value-type="string">
            <text:p text:style-name="P33">Name</text:p>
          </table:table-cell>
          <table:table-cell table:style-name="Table3.A1" office:value-type="string">
            <text:p text:style-name="P33"><text:span text:style-name="T2">r</text:span>eq?</text:p>
          </table:table-cell>
          <table:table-cell table:style-name="Table3.C1" office:value-type="string">
            <text:p text:style-name="P33">Description</text:p>
          </table:table-cell>
        </table:table-row>
        <table:table-row table:style-name="TableLine94475831904416">
          <table:table-cell table:style-name="Table3.A2" office:value-type="string">
            <text:p text:style-name="P64">auth_type</text:p>
          </table:table-cell>
          <table:table-cell table:style-name="Table3.A2" office:value-type="string">
            <text:p text:style-name="P34">Y</text:p>
          </table:table-cell>
          <table:table-cell table:style-name="Table3.C2" office:value-type="string">
            <text:p text:style-name="P35">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4475814698912">
          <table:table-cell table:style-name="Table3.A2" office:value-type="string">
            <text:p text:style-name="P64">address</text:p>
          </table:table-cell>
          <table:table-cell table:style-name="Table3.A2" office:value-type="string">
            <text:p text:style-name="P34">Y</text:p>
          </table:table-cell>
          <table:table-cell table:style-name="Table3.C2" office:value-type="string">
            <text:p text:style-name="P35">The address of the server</text:p>
          </table:table-cell>
        </table:table-row>
        <table:table-row table:style-name="TableLine94475814699712">
          <table:table-cell table:style-name="Table3.A2" office:value-type="string">
            <text:p text:style-name="P64">port</text:p>
          </table:table-cell>
          <table:table-cell table:style-name="Table3.A2" office:value-type="string">
            <text:p text:style-name="P34">N</text:p>
          </table:table-cell>
          <table:table-cell table:style-name="Table3.C2" office:value-type="string">
            <text:p text:style-name="P35">The port. Default is 636</text:p>
          </table:table-cell>
        </table:table-row>
        <table:table-row table:style-name="TableLine94475814700560">
          <table:table-cell table:style-name="Table3.A2" office:value-type="string">
            <text:p text:style-name="P64">claim_name</text:p>
          </table:table-cell>
          <table:table-cell table:style-name="Table3.A2" office:value-type="string">
            <text:p text:style-name="P36">N</text:p>
          </table:table-cell>
          <table:table-cell table:style-name="Table3.C2" office:value-type="string">
            <text:p text:style-name="P37">The value of the claim to pass in the search. Default is the <text:span text:style-name="T16">username</text:span><text:span text:style-name="T26"> claim, </text:span><text:span text:style-name="T15">i.e.</text:span><text:span text:style-name="T26">, the name the user used to log in.</text:span> </text:p>
          </table:table-cell>
        </table:table-row>
        <table:table-row table:style-name="TableLine94475814701360">
          <table:table-cell table:style-name="Table3.A2" office:value-type="string">
            <text:p text:style-name="P64">search_base</text:p>
          </table:table-cell>
          <table:table-cell table:style-name="Table3.A2" office:value-type="string">
            <text:p text:style-name="P36">Y</text:p>
          </table:table-cell>
          <table:table-cell table:style-name="Table3.C2" office:value-type="string">
            <text:p text:style-name="P39">The path in LDAP where to start this search. </text:p>
          </table:table-cell>
        </table:table-row>
        <table:table-row table:style-name="TableLine94475814702112">
          <table:table-cell table:style-name="Table3.A2" office:value-type="string">
            <text:p text:style-name="P64"><text:span text:style-name="T40">ldap</text:span>_name</text:p>
          </table:table-cell>
          <table:table-cell table:style-name="Table3.A2" office:value-type="string">
            <text:p text:style-name="P40">N</text:p>
          </table:table-cell>
          <table:table-cell table:style-name="Table3.C2" office:value-type="string">
            <text:p text:style-name="P41">The name of the attribute in LDAP to search on. <text:span text:style-name="T41">This defaults to </text:span><text:span text:style-name="T17">uid</text:span><text:span text:style-name="T27">.</text:span></text:p>
          </table:table-cell>
        </table:table-row>
        <table:table-row table:style-name="TableLine94475831325024">
          <table:table-cell table:style-name="Table3.A2" office:value-type="string">
            <text:p text:style-name="P64">password</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4475831325984">
          <table:table-cell table:style-name="Table3.A2" office:value-type="string">
            <text:p text:style-name="P83">filter</text:p>
          </table:table-cell>
          <table:table-cell table:style-name="Table3.A2" office:value-type="string">
            <text:p text:style-name="P49">N</text:p>
          </table:table-cell>
          <table:table-cell table:style-name="Table3.C2" office:value-type="string">
            <text:p text:style-name="P50">The search filter.</text:p>
          </table:table-cell>
        </table:table-row>
        <table:table-row table:style-name="TableLine94475831326864">
          <table:table-cell table:style-name="Table3.A2" office:value-type="string">
            <text:p text:style-name="P64">username</text:p>
          </table:table-cell>
          <table:table-cell table:style-name="Table3.A2" office:value-type="string">
            <text:p text:style-name="P34">?</text:p>
          </table:table-cell>
          <table:table-cell table:style-name="Table3.C2" office:value-type="string">
            <text:p text:style-name="P37">Only if the authorization type is simple.</text:p>
          </table:table-cell>
        </table:table-row>
        <table:table-row table:style-name="TableLine94475831327824">
          <table:table-cell table:style-name="Table3.A2" office:value-type="string">
            <text:p text:style-name="P64">search_attributes.</text:p>
          </table:table-cell>
          <table:table-cell table:style-name="Table3.A2" office:value-type="string">
            <text:p text:style-name="P36">N</text:p>
          </table:table-cell>
          <table:table-cell table:style-name="Table3.C2" office:value-type="string">
            <text:p text:style-name="P35">The names in LDAP of the attributes to return. <text:span text:style-name="T8">Omitting returns </text:span><text:span text:style-name="T18">all</text:span><text:span text:style-name="T28"> LDAP attributes!</text:span></text:p>
          </table:table-cell>
        </table:table-row>
        <table:table-row table:style-name="TableLine94475831328784">
          <table:table-cell table:style-name="Table3.A2" office:value-type="string">
            <text:p text:style-name="P82"><text:span text:style-name="T76">group</text:span><text:span text:style-name="T75">s</text:span><text:span text:style-name="T76">.</text:span></text:p>
          </table:table-cell>
          <table:table-cell table:style-name="Table3.A2" office:value-type="string">
            <text:p text:style-name="P36">N</text:p>
          </table:table-cell>
          <table:table-cell table:style-name="Table3.C2" office:value-type="string">
            <text:p text:style-name="P35">The names of attributes in LDAP that represent groups</text:p>
          </table:table-cell>
        </table:table-row>
        <table:table-row table:style-name="TableLine94475816466736">
          <table:table-cell table:style-name="Table3.A2" office:value-type="string">
            <text:p text:style-name="P64">rename.</text:p>
          </table:table-cell>
          <table:table-cell table:style-name="Table3.A2" office:value-type="string">
            <text:p text:style-name="P36">N</text:p>
          </table:table-cell>
          <table:table-cell table:style-name="Table3.C2" office:value-type="string">
            <text:p text:style-name="P35">Rename the LDAP attributes as claims. <text:span text:style-name="T74">Form is <text:line-break/>rename.</text:span><text:span text:style-name="T10">old_name</text:span><text:span text:style-name="T13"> := </text:span><text:span text:style-name="T10">new_name </text:span><text:span text:style-name="T13"><text:line-break/>for each claim you want to rename.</text:span></text:p>
          </table:table-cell>
        </table:table-row>
        <table:table-row table:style-name="TableLine94475816467696">
          <table:table-cell table:style-name="Table3.A2" office:value-type="string">
            <text:p text:style-name="P64">list<text:span text:style-name="T78">s</text:span>.</text:p>
          </table:table-cell>
          <table:table-cell table:style-name="Table3.A2" office:value-type="string">
            <text:p text:style-name="P36">N</text:p>
          </table:table-cell>
          <table:table-cell table:style-name="Table3.C2" office:value-type="string">
            <text:p text:style-name="P35">The names of attributes in LDAP that should be treated as lists (so multi-valued)</text:p>
          </table:table-cell>
        </table:table-row>
        <table:table-row table:style-name="TableLine94475816468656">
          <table:table-cell table:style-name="Table3.A2" office:value-type="string">
            <text:p text:style-name="P64">context</text:p>
          </table:table-cell>
          <table:table-cell table:style-name="Table3.A2" office:value-type="string">
            <text:p text:style-name="P38">N</text:p>
          </table:table-cell>
          <table:table-cell table:style-name="Table3.C2" office:value-type="string">
            <text:p text:style-name="P42">the name of the LDAP context or object to search. Very necessary when you need it, <text:span text:style-name="T42">but can be ignored most of the time.</text:span></text:p>
          </table:table-cell>
        </table:table-row>
      </table:table>
      <text:p text:style-name="P66"/>
      <text:p text:style-name="P81"><text:span text:style-name="T7">address</text:span><text:span text:style-name="T58"> is a </text:span><text:span text:style-name="T7">comma separated</text:span><text:span text:style-name="T58"> list of addresses. These will be tried consecutively until one of them works or all of them fail. This allows for fail over servers to be specified and treated as a unit.</text:span></text:p>
      <text:p text:style-name="P20"><text:soft-page-break/>Caveat:<text:span text:style-name="T26"> If you want to rename attributes, you must explicitly list all attributes in </text:span><text:span text:style-name="T47">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84">There is a <text:a xlink:type="simple" xlink:href="http://www.ldapexplorer.com/en/manual/109010000-ldap-filter-syntax.htm" text:style-name="Internet_20_link" text:visited-style-name="Visited_20_Internet_20_Link">complete syntax</text:a> for filters <text:span text:style-name="T87">which use NPN (Normal Polish Notation)</text:span>. There are two main ways to create them.</text:p>
      <text:list xml:id="list435026281" text:style-name="L3">
        <text:list-item>
          <text:p text:style-name="P103"><text:span text:style-name="T79">Have a very basic match constructed. If you set </text:span><text:span text:style-name="T43">claim_name</text:span> <text:span text:style-name="T79">and </text:span><text:span text:style-name="T43">ldap_name</text:span> <text:span text:style-name="T79">then a basic search filter </text:span><text:span text:style-name="T87">consisting of a single criteri</text:span><text:span text:style-name="T88">on</text:span><text:span text:style-name="T87"> is created and used</text:span><text:span text:style-name="T79"><text:line-break/> <text:line-break/></text:span><text:span text:style-name="T54">(ldap_name=</text:span><text:span text:style-name="T55">claims.</text:span><text:span text:style-name="T54">claim_name)<text:line-break/><text:line-break/></text:span>i.e. the<text:span text:style-name="T56"> claim_name </text:span>is taken from the<text:span text:style-name="T56"> claims.<text:line-break/></text:span><text:span text:style-name="T54"><text:line-break/></text:span>E.g.<text:line-break/><text:span text:style-name="T56"><text:line-break/>ldap.</text:span><text:span text:style-name="Emphasis"><text:span text:style-name="T48">'</text:span></text:span><text:span text:style-name="T56">claim_name</text:span><text:span text:style-name="Emphasis"><text:span text:style-name="T48">' </text:span></text:span><text:span text:style-name="Emphasis"><text:span text:style-name="T49">:</text:span></text:span><text:span text:style-name="Emphasis"><text:span text:style-name="T50">= </text:span></text:span><text:span text:style-name="Emphasis"><text:span text:style-name="T49">'</text:span></text:span><text:span text:style-name="Emphasis"><text:span text:style-name="T50">eppn</text:span></text:span><text:span text:style-name="Emphasis"><text:span text:style-name="T49">'<text:line-break/> </text:span></text:span><text:span text:style-name="Emphasis"><text:span text:style-name="T50">ldap.</text:span></text:span><text:span text:style-name="Emphasis"><text:span text:style-name="T49">'</text:span></text:span><text:span text:style-name="Emphasis"><text:span text:style-name="T50">ldap_name</text:span></text:span><text:span text:style-name="Emphasis"><text:span text:style-name="T49">' :</text:span></text:span><text:span text:style-name="Emphasis"><text:span text:style-name="T50">= </text:span></text:span><text:span text:style-name="Emphasis"><text:span text:style-name="T49">'</text:span></text:span><text:span text:style-name="Emphasis"><text:span text:style-name="T50">voPersonExternalID</text:span></text:span><text:span text:style-name="Emphasis"><text:span text:style-name="T49">';<text:line-break/><text:line-break/></text:span></text:span><text:span text:style-name="Emphasis"><text:span text:style-name="T26">constructs the query<text:line-break/></text:span></text:span><text:span text:style-name="Emphasis"><text:span text:style-name="T50"><text:line-break/>(voPersonExternalID=bob@bsu.edu)<text:line-break/><text:line-break/></text:span></text:span><text:span text:style-name="Emphasis"><text:span text:style-name="T26">Assuming that <text:s/></text:span></text:span><text:span text:style-name="Emphasis"><text:span text:style-name="T52">claims.</text:span></text:span><text:span text:style-name="Emphasis"><text:span text:style-name="T48">'</text:span></text:span><text:span text:style-name="Emphasis"><text:span text:style-name="T51">eppn</text:span></text:span><text:span text:style-name="Emphasis"><text:span text:style-name="T49">' </text:span></text:span><text:span text:style-name="Emphasis"><text:span text:style-name="T50">==</text:span></text:span><text:span text:style-name="Emphasis"><text:span text:style-name="T26"> </text:span></text:span><text:span text:style-name="Emphasis"><text:span text:style-name="T51">'bob@bsu.edu'</text:span></text:span><text:span text:style-name="Emphasis"><text:span text:style-name="T26">;</text:span></text:span></text:p>
        </text:list-item>
        <text:list-item>
          <text:p text:style-name="P104"><text:span text:style-name="T79">Setting the </text:span><text:span text:style-name="T46">filter</text:span><text:span text:style-name="T79"> attribute uses that </text:span><text:span text:style-name="T20">exactly</text:span><text:span text:style-name="T34"> and will ignore creating them as in step 1, even if those attributes are set. </text:span></text:p>
        </text:list-item>
      </text:list>
      <text:p text:style-name="P3">Example <text:span text:style-name="T90">1</text:span></text:p>
      <text:p text:style-name="P85"><text:span text:style-name="T87">This defines a function that makes a set of </text:span><text:span text:style-name="T88">simple criteria </text:span><text:span text:style-name="T87">that can be stuck together with logical connectors (&amp; </text:span><text:span text:style-name="T88">or</text:span><text:span text:style-name="T87"> | ) to make more or less any filter you want. Then it is used in an example to construct the specific filter</text:span></text:p>
      <text:p text:style-name="P14"><text:span text:style-name="T84"><text:s text:c="3"/>// </text:span><text:span text:style-name="T89">concatenate the arguments, which can be stems:</text:span></text:p>
      <text:p text:style-name="P14"><text:s text:c="3"/><text:span text:style-name="T68">criteria</text:span><text:span text:style-name="T84">(</text:span><text:span text:style-name="T89">key</text:span><text:span text:style-name="T84">, op, </text:span><text:span text:style-name="T69">value</text:span><text:span text:style-name="T84">) -&gt; reduce(@+, '(' + </text:span><text:span text:style-name="T89">key</text:span><text:span text:style-name="T84"> + op + </text:span><text:span text:style-name="T89">value</text:span><text:span text:style-name="T84"> + ')'); </text:span></text:p>
      <text:p text:style-name="Preformatted_20_Text"><text:s text:c="5"/><text:span text:style-name="T84">op. := {*:'='}; // sets default </text:span><text:span text:style-name="T89">value</text:span></text:p>
      <text:p text:style-name="Preformatted_20_Text"><text:s text:c="4"/><text:span text:style-name="T84">op.2 := '&lt;='; // </text:span><text:span text:style-name="T89">element 2 is inequality, not equality</text:span></text:p>
      <text:p text:style-name="P12"><text:span text:style-name="T85"><text:s text:c="4"/></text:span>keys. :=<text:span text:style-name="T86"> </text:span><text:span text:style-name="Emphasis"><text:span text:style-name="T81">['uid', 'voPersonExternalID', 'storageQuota'];</text:span></text:span></text:p>
      <text:p text:style-name="P12"><text:span text:style-name="Emphasis"><text:span text:style-name="T81"><text:s/>values. := ['user_547', 'bob@bgsu.edu', 100000];</text:span></text:span></text:p>
      <text:p text:style-name="P13"><text:span text:style-name="Emphasis"><text:span text:style-name="T80"><text:s text:c="7"/></text:span></text:span><text:span text:style-name="Emphasis"><text:span text:style-name="T81">s := </text:span></text:span><text:span text:style-name="Emphasis"><text:span text:style-name="T72">criteria</text:span></text:span><text:span text:style-name="Emphasis"><text:span text:style-name="T80">(</text:span></text:span><text:span text:style-name="Emphasis"><text:span text:style-name="T81">keys.</text:span></text:span><text:span text:style-name="Emphasis"><text:span text:style-name="T80">, op., </text:span></text:span><text:span text:style-name="Emphasis"><text:span text:style-name="T81">values.</text:span></text:span><text:span text:style-name="Emphasis"><text:span text:style-name="T80">);</text:span></text:span></text:p>
      <text:p text:style-name="P13"><text:span text:style-name="Emphasis"><text:span text:style-name="T80"><text:s text:c="3"/></text:span></text:span><text:span text:style-name="Emphasis"><text:span text:style-name="T82">s; // display the result</text:span></text:span></text:p>
      <text:p text:style-name="Preformatted_20_Text"><text:span text:style-name="Emphasis"><text:span text:style-name="T80">(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1">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oft-page-break/><text:span text:style-name="Emphasis"><text:span text:style-name="T26">Example 2</text:span></text:span></text:p>
      <text:p text:style-name="P86"><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6"><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3">(|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1">In </text:span></text:span><text:span text:style-name="Teletype"><text:span text:style-name="T92">c</text:span></text:span><text:span text:style-name="Teletype"><text:span text:style-name="T91">onte</text:span></text:span><text:span text:style-name="Teletype"><text:span text:style-name="T92">xt you would use this (assuming that </text:span></text:span><text:span text:style-name="Teletype"><text:span text:style-name="T57">claim.sub</text:span></text:span><text:span text:style-name="Teletype"><text:span text:style-name="T92"> contained the identifier) as</text:span></text:span></text:p>
      <text:p text:style-name="Standard"><text:span text:style-name="Teletype"><text:span text:style-name="T92"/></text:span></text:p>
      <text:p text:style-name="P16"><text:span text:style-name="Teletype"><text:span text:style-name="T83">filter_or(attr, value)-&gt;'(|' + reduce(@+, '(' + attr + '=' + value + ')') + ')';</text:span></text:span></text:p>
      <text:p text:style-name="P15"><text:span text:style-name="Teletype"><text:span text:style-name="T57"><text:s text:c="9"/>cfg. := new_template('</text:span></text:span><text:span text:style-name="Teletype"><text:span text:style-name="T70">ldap</text:span></text:span><text:span text:style-name="Teletype"><text:span text:style-name="T57">');<text:line-break/> <text:s text:c="4"/>cfg.port := 636;</text:span></text:span></text:p>
      <text:p text:style-name="P15"><text:span text:style-name="Teletype"><text:span text:style-name="T57"><text:s text:c="3"/>cfg.filter := </text:span></text:span><text:span text:style-name="Emphasis"><text:span text:style-name="T53">filter_or([</text:span></text:span><text:span text:style-name="Teletype"><text:span text:style-name="T83">'</text:span></text:span><text:span text:style-name="Emphasis"><text:span text:style-name="T53">uid</text:span></text:span><text:span text:style-name="Teletype"><text:span text:style-name="T83">','</text:span></text:span><text:span text:style-name="Emphasis"><text:span text:style-name="T53">voPersonExternalID</text:span></text:span><text:span text:style-name="Teletype"><text:span text:style-name="T83">'], claims.'sub');</text:span></text:span></text:p>
      <text:p text:style-name="P15"><text:span text:style-name="Teletype"><text:span text:style-name="T83"><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3-07T12:40:40.226611009</dc:date>
    <meta:editing-duration>P56DT2H22M19S</meta:editing-duration>
    <meta:editing-cycles>32</meta:editing-cycles>
    <meta:generator>LibreOffice/6.4.7.2$Linux_X86_64 LibreOffice_project/40$Build-2</meta:generator>
    <meta:document-statistic meta:table-count="5" meta:image-count="0" meta:object-count="0" meta:page-count="9" meta:paragraph-count="302" meta:word-count="2033" meta:character-count="12766" meta:non-whitespace-character-count="10670"/>
  </office:meta>
</office:document-meta>
</file>